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style:font-size-asian="12pt" style:font-size-complex="12pt"/>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style>
    <style:style style:name="T5" style:family="text">
      <style:text-properties fo:font-size="14pt" fo:font-style="italic" fo:font-weight="bold" style:font-size-asian="14pt" style:font-style-asian="italic" style:font-weight-asian="bold" style:font-size-complex="14pt"/>
    </style:style>
    <style:style style:name="T6" style:family="text">
      <style:text-properties fo:font-weight="bold" style:font-weight-asian="bold"/>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Flew</text:span></text:p>
      <text:p text:style-name="P2"/>
      <text:p text:style-name="Standard"><text:span text:style-name="T2">Project Team:</text:span></text:p>
      <text:p text:style-name="Standard"><text:span text:style-name="T6"><text:tab/>Flight Fanatics</text:span></text:p>
      <text:p text:style-name="P1"/>
      <text:p text:style-name="Standard"><text:span text:style-name="T2">Team Members:</text:span></text:p>
      <text:p text:style-name="Standard"><text:span text:style-name="T6">Andrew Fischer</text:span></text:p>
      <text:p text:style-name="Standard"><text:span text:style-name="T6">Adam Carrell</text:span></text:p>
      <text:p text:style-name="Standard"><text:span text:style-name="T6">Karam Anadani</text:span></text:p>
      <text:p text:style-name="P1"/>
      <text:p text:style-name="P1"/>
      <text:p text:style-name="P1"/>
      <text:p text:style-name="Standard"><text:span text:style-name="T2">Introduction, Purpose, Objective:</text:span></text:p>
      <text:p text:style-name="Standard">Flew is a software created to help ease the burden of wasting time sitting at an airport. Flew will give the user a prediction on the likelihood their plane is to be delayed given past delays of their airline among other things. Through this, the end user will gain valuable insight into how early or late they can show up for their flight, thus saving them time out of their busy schedule.</text:p>
      <text:p text:style-name="P1"/>
      <text:p text:style-name="Standard"><text:span text:style-name="T2">Scope:</text:span></text:p>
      <text:p text:style-name="Standard">The scope of this project is to create a computer application that uses machine learning to get a prediction on how likely it is for an airplane flight to be delayed. It will do this by being trained on the history of past flight records from airlines, and then comparing it to the user’s inputted flight to give a prediction.</text:p>
      <text:p text:style-name="P1"/>
      <text:p text:style-name="P1"/>
      <text:p text:style-name="Standard"><text:span text:style-name="T2">Period of Performance:</text:span></text:p>
      <text:p text:style-name="Standard"><text:span text:style-name="T3"><text:tab/></text:span><text:span text:style-name="T4">Week 1-3:</text:span><text:span text:style-name="T3"> </text:span>Continuing testing different machine learning algorithms for accuracy and ease of use for us from a technical point , along with further improving the user interface and back end web pulling. As it has been suggested, the long short term memory is going to be looked at as most of what we are doing right now is time series analysis. We will also try to set up the database so we could understand dynamic interaction of the data. Understanding if there is a new to build APIs that are internal to the application for client-server communication </text:p>
      <text:p text:style-name="P3"/>
      <text:p text:style-name="Standard"><text:span text:style-name="T3"><text:tab/></text:span><text:span text:style-name="T4">Week 4-8: </text:span>A working prototype capable of some accuracy compared to real life results, lacking ability for multiple airlines or weather data. Begin trying to implement weather data into the prediction. Dockerization and looking into heroku as a place for us to host the application on the web </text:p>
      <text:p text:style-name="P1"/>
      <text:p text:style-name="Standard"><text:tab/><text:span text:style-name="T4">Week 9-12: </text:span>Look into porting the application to a mobile form if the project is coming along. Also finish work on the weather aspect if feasible.</text:p>
      <text:p text:style-name="P4"><text:soft-page-break/></text:p>
      <text:p text:style-name="Standard"><text:span text:style-name="T4"><text:tab/>Week 13-16: </text:span>Finalize program through testing to get the user interface and program running as good as possible</text:p>
      <text:p text:style-name="P4"/>
      <text:p text:style-name="P4"/>
      <text:p text:style-name="Standard"><text:span text:style-name="T2">Location of Work:</text:span></text:p>
      <text:p text:style-name="Standard">All of the work done on the application will be done online through our own computers due to this being an entirely software based project. Along with that, we will continue meeting online using voice calls and text chat to make sure all members stay up-to-date on everything involving the project.</text:p>
      <text:p text:style-name="P1"/>
      <text:p text:style-name="Standard"><text:span text:style-name="T2">Tasks and Deliverables:</text:span></text:p>
      <text:list xml:id="list1337061187" text:style-name="WWNum1">
        <text:list-item>
          <text:p text:style-name="P7"><text:span text:style-name="T7">Project Planning Requirements</text:span></text:p>
          <text:list>
            <text:list-item>
              <text:p text:style-name="P8"><text:span text:style-name="T7">Technical Feasibility – This requirement should deliver a product with the ability to address the problem statement.</text:span></text:p>
            </text:list-item>
            <text:list-item>
              <text:p text:style-name="P8"><text:span text:style-name="T7">Design Constraints – This requirement should deliver a design that meets all application needs within the scope of the data.</text:span></text:p>
            </text:list-item>
            <text:list-item>
              <text:p text:style-name="P8"><text:span text:style-name="T7">Schedule Feasibility – This requirement must be adhered to to accomplish the end product.</text:span></text:p>
            </text:list-item>
          </text:list>
        </text:list-item>
      </text:list>
      <text:p text:style-name="P6"/>
      <text:list xml:id="list215108271911840" text:continue-numbering="true" text:style-name="WWNum1">
        <text:list-item>
          <text:p text:style-name="P7"><text:span text:style-name="T7">Project Management Requirements</text:span></text:p>
          <text:list>
            <text:list-item>
              <text:p text:style-name="P8"><text:span text:style-name="T7">Weekly Minutes – The team meets regularly and completes a weekly minute document.</text:span></text:p>
            </text:list-item>
            <text:list-item>
              <text:p text:style-name="P8"><text:span text:style-name="T7">Individual Weekly Journals – Each team member maintains a running journal of all activity, concerns, etc.</text:span></text:p>
            </text:list-item>
            <text:list-item>
              <text:p text:style-name="P8"><text:span text:style-name="T7">Presentation Work – The team collaborates on a presentation to make upon completion of the semester showcasing the product.</text:span></text:p>
            </text:list-item>
            <text:list-item>
              <text:p text:style-name="P8"><text:span text:style-name="T7">User Guide – An explanatory guide on how to use the application.</text:span></text:p>
            </text:list-item>
          </text:list>
        </text:list-item>
      </text:list>
      <text:p text:style-name="P6"/>
      <text:list xml:id="list215108197488825" text:continue-numbering="true" text:style-name="WWNum1">
        <text:list-item>
          <text:p text:style-name="P7"><text:span text:style-name="T7">Software Requirements</text:span></text:p>
          <text:list>
            <text:list-item>
              <text:p text:style-name="P8"><text:span text:style-name="T7">User Interface – A user-friendly designed interface that is simple to use and understand, while still looking sleek and professional.</text:span></text:p>
            </text:list-item>
            <text:list-item>
              <text:p text:style-name="P8"><text:span text:style-name="T7">Back-end - The ability to communicate with the server and the database to do any CRUD operations, docker services, NGINX for our server. AWS services will be looked at if it allows for further flexibility in the application</text:span></text:p>
            </text:list-item>
            <text:list-item>
              <text:p text:style-name="P8"><text:span text:style-name="T7">Database – A robust database capable of handling large amounts of data that is updated regularly.</text:span></text:p>
            </text:list-item>
            <text:list-item>
              <text:p text:style-name="P8"><text:span text:style-name="T7">Machine-Learning Algorithm – A specifically designed algorithm that can return accurate predictions using the real-time flight data that is acquired.</text:span></text:p>
            </text:list-item>
          </text:list>
        </text:list-item>
      </text:list>
      <text:p text:style-name="P6"/>
      <text:list xml:id="list215107758148963" text:continue-numbering="true" text:style-name="WWNum1">
        <text:list-item>
          <text:p text:style-name="P7"><text:span text:style-name="T7">Implementation Requirements</text:span></text:p>
          <text:list>
            <text:list-item>
              <text:p text:style-name="P8"><text:soft-page-break/><text:span text:style-name="T7">PostgreSQL – PostgreSQL will be used for the database because of its ability to handle large amounts of data, scalability and open-source environment.</text:span></text:p>
            </text:list-item>
            <text:list-item>
              <text:p text:style-name="P8"><text:span text:style-name="T7">Tkinter – This is Python’s standard GUI tool, and will be utilized for our User Interface. It is fast and simple to use, including flexibility, stability and an easy to use syntax.</text:span></text:p>
            </text:list-item>
            <text:list-item>
              <text:p text:style-name="P8"><text:span text:style-name="T7">Nginx Server - A local dockerized version on our computer</text:span></text:p>
            </text:list-item>
            <text:list-item>
              <text:p text:style-name="P8"><text:span text:style-name="T7">Docker - Wrapping the application for prod environment </text:span></text:p>
            </text:list-item>
            <text:list-item>
              <text:p text:style-name="P8"><text:span text:style-name="T7">Heroku - Hosting purposes </text:span></text:p>
            </text:list-item>
          </text:list>
        </text:list-item>
      </text:list>
      <text:p text:style-name="P6"/>
      <text:list xml:id="list215107778934357" text:continue-numbering="true" text:style-name="WWNum1">
        <text:list-item>
          <text:p text:style-name="P7"><text:span text:style-name="T7">Testing Requirements</text:span></text:p>
          <text:list>
            <text:list-item>
              <text:p text:style-name="P8"><text:span text:style-name="T7">Create test cases, focusing especially on edge cases to make sure that we understand the performance of the application </text:span></text:p>
            </text:list-item>
            <text:list-item>
              <text:p text:style-name="P8"><text:span text:style-name="T7">Test to make sure that our database can access all the data types needed and that our schemas are correct</text:span></text:p>
            </text:list-item>
          </text:list>
        </text:list-item>
      </text:list>
      <text:p text:style-name="Standard"/>
      <text:p text:style-name="P1"/>
      <text:p text:style-name="Standard"><text:span text:style-name="T2">Work Performance:</text:span></text:p>
      <text:p text:style-name="P9"><text:span text:style-name="T7">The schedule for our work can be seen in the table from the previous section. The schedule overall is that we as a group meet once a week to discuss plans and progress that we did and decide our next course of action for the coming week. Due to unforeseen issues and/or roadblocks, we will shift focus as needed to address problems that arise. Each member will be primarily focusing on a specialized portion of the project for much of the semester, especially at the beginning of the semester. This approach will allow us to view each person’s performance individually and show that we are all participating.</text:span></text:p>
      <text:p text:style-name="P1"/>
      <text:p text:style-name="P1"/>
      <text:p text:style-name="Standard"><text:span text:style-name="T2">Acceptance Criteria:</text:span></text:p>
      <text:p text:style-name="Standard"><text:span text:style-name="T2"><text:tab/></text:span><text:span text:style-name="T7">The acceptance criteria for the application is that all the requirements set forth earlier need to be met. The main performance criteria is that users are able to interact with the application bug-free, seamless user interface and able to retrieve their data correctly through the machine learning model. </text:span></text:p>
      <text:p text:style-name="P5"/>
      <text:p text:style-name="P5"/>
      <text:p text:style-name="Standard"><text:span text:style-name="T2">Signature:</text:span></text:p>
      <text:p text:style-name="P5"/>
      <text:p text:style-name="Standard"><text:span text:style-name="T5">I have read the entire report and it meets my personal quality standards,</text:span></text:p>
      <text:p text:style-name="Standard"><text:span text:style-name="T3">Andrew Fischer</text:span></text:p>
      <text:p text:style-name="Standard"><text:span text:style-name="T3">Adam Carrell</text:span></text:p>
      <text:p text:style-name="Standard"><text:span text:style-name="T3">Karam Anadan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1" meta:word-count="922" meta:character-count="5550" meta:non-whitespace-character-count="4678"/>
    <meta:generator>LibreOfficeDev/6.0.5.2$Linux_X86_64 LibreOffice_project/</meta:generator>
  </office:meta>
</office:document-meta>
</file>